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F03000015AB1116874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weight="normal" style:font-weight-asian="normal" style:font-weight-complex="normal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use-window-font-color="true" fo:font-weight="normal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style:use-window-font-color="true" fo:font-weight="normal" style:font-weight-asian="normal" style:font-weight-complex="normal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use-window-font-color="true" fo:font-style="italic" style:font-style-asian="italic" style:font-style-complex="italic"/>
    </style:style>
    <style:style style:name="T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1">
        <style:list-level-properties text:space-before="1.27cm" text:min-label-width="0.635cm"/>
      </text:list-level-style-number>
      <text:list-level-style-number text:level="3" text:style-name="Zeichenformat" style:num-suffix="." style:num-format="1">
        <style:list-level-properties text:space-before="1.905cm" text:min-label-width="0.635cm"/>
      </text:list-level-style-number>
      <text:list-level-style-number text:level="4" text:style-name="Zeichenformat" style:num-suffix="." style:num-format="1">
        <style:list-level-properties text:space-before="2.54cm" text:min-label-width="0.635cm"/>
      </text:list-level-style-number>
      <text:list-level-style-number text:level="5" text:style-name="Zeichenformat" style:num-suffix="." style:num-format="1">
        <style:list-level-properties text:space-before="3.175cm" text:min-label-width="0.635cm"/>
      </text:list-level-style-number>
      <text:list-level-style-number text:level="6" text:style-name="Zeichenformat" style:num-suffix="." style:num-format="1">
        <style:list-level-properties text:space-before="3.81cm" text:min-label-width="0.635cm"/>
      </text:list-level-style-number>
      <text:list-level-style-number text:level="7" text:style-name="Zeichenformat" style:num-suffix="." style:num-format="1">
        <style:list-level-properties text:space-before="4.445cm" text:min-label-width="0.635cm"/>
      </text:list-level-style-number>
      <text:list-level-style-number text:level="8" text:style-name="Zeichenformat" style:num-suffix="." style:num-format="1">
        <style:list-level-properties text:space-before="5.08cm" text:min-label-width="0.635cm"/>
      </text:list-level-style-number>
      <text:list-level-style-number text:level="9" text:style-name="Zeichenformat" style:num-suffix="." style:num-format="1">
        <style:list-level-properties text:space-before="5.715cm" text:min-label-width="0.635cm"/>
      </text:list-level-style-number>
      <text:list-level-style-number text:level="10" text:style-name="Zeichenformat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a do samodzielnej realizacji:</text:p>
      <text:p text:style-name="P2"/>
      <text:list text:style-name="L1">
        <text:list-item>
          <text:p text:style-name="P5">Wyświetl kalendarz na 2009 r., tak aby pierwszą kolumną był poniedziałek. (cal)</text:p>
        </text:list-item>
        <text:list-item>
          <text:p text:style-name="P9">(Dla ambitnych) Wyświetl nazwę dnia tygodnia z 25 maja 1975 r. (date)</text:p>
        </text:list-item>
        <text:list-item>
          <text:p text:style-name="P10"><text:span text:style-name="T7">Używając linii poleceń stwórz strukturę katalogów: <text:s/>(mkdir, cd)</text:span><text:span text:style-name="T3"><text:line-break/></text:span><text:span text:style-name="T4">(Nie wolno używać </text:span><text:span text:style-name="T5">mc </text:span><text:span text:style-name="T6">w żadnym z poniższych zadań!!!</text:span><text:span text:style-name="T4">)</text:span></text:p>
        </text:list-item>
      </text:list>
      <text:p text:style-name="P11"><draw:frame draw:style-name="fr1" draw:name="grafika1" text:anchor-type="paragraph" svg:x="1.238cm" svg:y="0.067cm" svg:width="7.939cm" svg:height="5.547cm" draw:z-index="0"><draw:image xlink:href="Pictures/2000000700001F03000015AB11168742.svm" xlink:type="simple" xlink:show="embed" xlink:actuate="onLoad"/></draw:frame></text:p>
      <text:list text:style-name="L1" text:continue-numbering="true">
        <text:list-item>
          <text:p text:style-name="P6">Przejdź do katalogu dom i utwórz katalog <text:span text:style-name="T2">wazne sprawy.</text:span></text:p>
        </text:list-item>
        <text:list-item>
          <text:p text:style-name="P6">Wejdź do katalogu <text:span text:style-name="T2">wazne sprawy</text:span> i utwórz tam plik <text:span text:style-name="T2">rachunki.txt</text:span> zawierający dokładnie 11 znaków.</text:p>
        </text:list-item>
        <text:list-item>
          <text:p text:style-name="P7">Będąc w katalogu <text:span text:style-name="T2">wazne sprawy</text:span> skopiuj plik <text:span text:style-name="T2">rachunki.txt</text:span> do katalogu <text:span text:style-name="T2">zrealizowane</text:span>.</text:p>
        </text:list-item>
        <text:list-item>
          <text:p text:style-name="P6">Przejdź do katalogu <text:span text:style-name="T2">zrealizowane</text:span> i zmień nazwę pliku <text:span text:style-name="T2">rachunki.txt</text:span> na <text:span text:style-name="T2">wykonano.txt</text:span>.</text:p>
        </text:list-item>
        <text:list-item>
          <text:p text:style-name="P6">Podziel plik <text:span text:style-name="T2">wykonano.txt</text:span> na mniejsze pliki o wielkości 5 bajtów (plik <text:span text:style-name="T2">wykonano.txt</text:span> powinien mieć rozmiar 11 bajtów) – w ten sposób otrzymasz 3 pliki.</text:p>
        </text:list-item>
        <text:list-item>
          <text:p text:style-name="P6">Będąc w katalogu <text:span text:style-name="T2">logo</text:span> skopiuj powyżej otrzymane 3 pliki do katalogu <text:span text:style-name="T2">dokumenty.</text:span></text:p>
        </text:list-item>
        <text:list-item>
          <text:p text:style-name="P8">Będąc w katalogu <text:span text:style-name="T2">dokumenty</text:span> skopiowane 3 pliki połącz w plik <text:span text:style-name="T2">odtworzono.txt</text:span>, tak aby otrzymać zawartość pliku <text:span text:style-name="T2">wykonano.txt</text:span>. Następnie plik <text:span text:style-name="T2">odtworzono.txt</text:span> skopiuj do katalogu <text:span text:style-name="T2">wazne sprawy</text:span>.</text:p>
        </text:list-item>
        <text:list-item>
          <text:p text:style-name="P8">Będąc w katalogu wazne sprawy odpowiednim poleceniem sprawdź, czy są jakieś różnice w plikach <text:span text:style-name="T2">wykonano.txt</text:span> i <text:span text:style-name="T2">odtworzono.txt</text:span>.</text:p>
        </text:list-item>
        <text:list-item>
          <text:p text:style-name="P8">W katalogu <text:span text:style-name="T2">c++</text:span> utwórz plik <text:span text:style-name="T2">program.cpp</text:span> zawierający co najmniej 10 linii kodu napisanego w języku C++. (Kod programu można pobrać z sieci.)</text:p>
        </text:list-item>
        <text:list-item>
          <text:p text:style-name="P8">Wyświetl na ekran 2 pierwsze wiersze pliku <text:span text:style-name="T2">program.cpp</text:span>.</text:p>
        </text:list-item>
        <text:list-item>
          <text:p text:style-name="P8">Wyświetl na ekran 4 ostatnie wiersze pliku <text:span text:style-name="T2">program.cpp</text:span>.</text:p>
        </text:list-item>
        <text:list-item>
          <text:p text:style-name="P8">Wyświetl na ekran całą zawartość pliku <text:span text:style-name="T2">program.cpp.</text:span></text:p>
        </text:list-item>
        <text:list-item>
          <text:p text:style-name="P8">W pliku <text:span text:style-name="T2">program.cpp</text:span> znajdź wszystkie wiersze z wystąpieniem słowa <text:span text:style-name="T2">main</text:span>.</text:p>
        </text:list-item>
        <text:list-item>
          <text:p text:style-name="P8">Plikowi <text:span text:style-name="T2">program.cpp</text:span> nadaj uprawnienia: właściciel – czytanie, pisanie, grupa – czytanie, pozostali użytkownicy: brak jakiegokolwiek dostępu.</text:p>
        </text:list-item>
        <text:list-item>
          <text:p text:style-name="P8">Będąc w katalogu temp przenieś katalog <text:span text:style-name="T2">wazne sprawy</text:span> do katalogu <text:span text:style-name="T2">praca</text:span>.</text:p>
        </text:list-item>
        <text:list-item>
          <text:p text:style-name="P8">Zarchiwizuj cały katalog <text:span text:style-name="T2">temp</text:span>.</text:p>
        </text:list-item>
        <text:list-item>
          <text:p text:style-name="P8">Usuń katalog <text:span text:style-name="T2">temp</text:span>.</text:p>
        </text:list-item>
        <text:list-item>
          <text:p text:style-name="P8">Odtwórz z archiwum katalog <text:span text:style-name="T2">temp</text:span>.</text:p>
        </text:list-item>
        <text:list-item>
          <text:p text:style-name="P8">Posprzątaj na swoim koncie.</text:p>
        </text:list-item>
      </text:list>
      <text:p text:style-name="P3"/>
      <text:p text:style-name="P4">Praca domowa</text:p>
      <text:p text:style-name="P3"/>
      <text:p text:style-name="P3">Znajdź informacje (<text:a xlink:type="simple" xlink:href="http://google.pl/">http://google.pl</text:a>) i zapoznaj się z edytorem emacs. <text:line-break/>Naucz się skrótów klawiszow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Robert Fidytek, aktualizacja: </text:span><text:span text:style-name="T1"><text:date style:data-style-name="N79" text:date-value="2008-10-08T13:37:32.10" text:fixed="true">środa 8 październik 2008</text:date></text:span><text:span text:style-name="T1">, </text:span><text:span text:style-name="T1"><text:time style:data-style-name="N41" text:time-value="2008-10-08T13:37:48.10" text:fixed="true">13:37:48</text:time></text:span><text:tab/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21:26:17</meta:creation-date>
    <dc:date>2009-10-01T20:11:20</dc:date>
    <meta:editing-cycles>8</meta:editing-cycles>
    <meta:editing-duration>PT10M1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1" meta:object-count="0" meta:page-count="1" meta:paragraph-count="26" meta:word-count="282" meta:character-count="1986"/>
  </office:meta>
</office:document-meta>
</file>